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3.7437in"/>
    </style:style>
    <style:style style:name="co4" style:family="table-column">
      <style:table-column-properties fo:break-before="auto" style:column-width="1.0661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598in"/>
    </style:style>
    <style:style style:name="co7" style:family="table-column">
      <style:table-column-properties fo:break-before="auto" style:column-width="1.2953in"/>
    </style:style>
    <style:style style:name="co8" style:family="table-column">
      <style:table-column-properties fo:break-before="auto" style:column-width="1.1098in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Sprint 1</text:p>
          </table:table-cell>
          <table:table-cell table:style-name="ce1" table:number-columns-repeated="3"/>
        </table:table-row>
        <table:table-row table:style-name="ro2">
          <table:table-cell table:style-name="ce1" office:value-type="string">
            <text:p>Task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tory Points</text:p>
          </table:table-cell>
          <table:table-cell table:style-name="ce1" office:value-type="string">
            <text:p>Developer</text:p>
          </table:table-cell>
        </table:table-row>
        <table:table-row table:style-name="ro2">
          <table:table-cell table:style-name="ce2" office:value-type="string">
            <text:p>Set up server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Ian</text:p>
          </table:table-cell>
        </table:table-row>
        <table:table-row table:style-name="ro2">
          <table:table-cell office:value-type="string">
            <text:p>Write puppet module to install go with appropriate modules</text:p>
          </table:table-cell>
          <table:table-cell table:style-name="ce1" office:value-type="string">
            <text:p>Landing Zone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ymond</text:p>
          </table:table-cell>
        </table:table-row>
        <table:table-row table:style-name="ro2">
          <table:table-cell office:value-type="string">
            <text:p>Write queries for inserting data to the D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an</text:p>
          </table:table-cell>
        </table:table-row>
        <table:table-row table:style-name="ro2">
          <table:table-cell office:value-type="string">
            <text:p>Decode packets with proper error handling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aymond</text:p>
          </table:table-cell>
        </table:table-row>
        <table:table-row table:style-name="ro2">
          <table:table-cell office:value-type="string">
            <text:p>Accept and handle socket connections</text:p>
          </table:table-cell>
          <table:table-cell table:style-name="ce1" office:value-type="string">
            <text:p>API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</table:table-row>
        <table:table-row table:style-name="ro4">
          <table:table-cell office:value-type="string">
            <text:p>Code URL parsing for RESTful API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ymond</text:p>
          </table:table-cell>
        </table:table-row>
        <table:table-row table:style-name="ro2">
          <table:table-cell office:value-type="string">
            <text:p>Accept and handle HTTP conne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an</text:p>
          </table:table-cell>
        </table:table-row>
        <table:table-row table:style-name="ro2">
          <table:table-cell office:value-type="string">
            <text:p>Build query, execute and return JSON results</text:p>
          </table:table-cell>
          <table:table-cell table:style-name="ce1" office:value-type="string">
            <text:p>Database</text:p>
          </table:table-cell>
          <table:table-cell office:value-type="float" office:value="3">
            <text:p>3</text:p>
          </table:table-cell>
          <table:table-cell office:value-type="string">
            <text:p>Ian</text:p>
          </table:table-cell>
        </table:table-row>
        <table:table-row table:style-name="ro4">
          <table:table-cell office:value-type="string">
            <text:p>Write puppet module for postgre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ymond</text:p>
          </table:table-cell>
        </table:table-row>
        <table:table-row table:style-name="ro4">
          <table:table-cell office:value-type="string">
            <text:p>Migrate schema from MySQL to Postgres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an</text:p>
          </table:table-cell>
        </table:table-row>
        <table:table-row table:style-name="ro2">
          <table:table-cell table:style-name="ce1" office:value-type="string">
            <text:p>Sprint 1 Completed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1" office:value-type="string">
            <text:p>Sprint 1 Total</text:p>
          </table:table-cell>
          <table:table-cell/>
          <table:table-cell office:value-type="float" office:value="22">
            <text:p>22</text:p>
          </table:table-cell>
          <table:table-cell/>
        </table:table-row>
        <table:table-row table:style-name="ro2" table:number-rows-repeated="104856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shapes>
          <draw:frame draw:z-index="0" draw:style-name="gr1" svg:width="5.3673in" svg:height="3.3472in" svg:x="3.7539in" svg:y="0.0315in">
            <draw:object draw:notify-on-update-of-ranges="Sheet2.A2:Sheet2.A3 Sheet2.B2:Sheet2.B3 Sheet2.C2:Sheet2.C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Points Completed</text:p>
          </table:table-cell>
          <table:table-cell office:value-type="string">
            <text:p>Total Points</text:p>
          </table:table-cell>
        </table:table-row>
        <table:table-row table:style-name="ro2">
          <table:table-cell office:value-type="date" office:date-value="2014-10-03">
            <text:p>10/03/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date" office:date-value="2014-10-21">
            <text:p>10/21/1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date" office:date-value="2014-10-28">
            <text:p>10/28/1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date" office:date-value="2014-11-03">
            <text:p>11/03/14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ulux </meta:initial-creator>
    <meta:creation-date>2014-10-21T20:27:10</meta:creation-date>
    <dc:date>2014-11-03T21:16:22</dc:date>
    <dc:creator>romulux </dc:creator>
    <meta:editing-duration>PT7M39S</meta:editing-duration>
    <meta:editing-cycles>4</meta:editing-cycles>
    <meta:generator>LibreOffice/3.5$Linux_X86_64 LibreOffice_project/350m1$Build-2</meta:generator>
    <meta:document-statistic meta:table-count="3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34cm" svg:height="8.503cm" xlink:href="." xlink:type="simple" chart:class="chart:line" chart:style-name="ch1">
        <chart:title svg:x="5.437cm" svg:y="0.306cm" chart:style-name="ch2">
          <text:p>Burnup Chart</text:p>
        </chart:title>
        <chart:legend chart:legend-position="end" svg:x="10.702cm" svg:y="3.703cm" style:legend-expansion="high" chart:style-name="ch3"/>
        <chart:plot-area chart:style-name="ch4" chart:data-source-has-labels="both" svg:x="1.283cm" svg:y="1.595cm" svg:width="8.875cm" svg:height="5.757cm">
          <chartooo:coordinate-region svg:x="2.013cm" svg:y="1.794cm" svg:width="7.415cm" svg:height="4.911cm"/>
          <chart:axis chart:dimension="x" chart:name="primary-x" chart:style-name="ch5" chartooo:axis-type="auto">
            <chartooo:date-scale/>
            <chart:title svg:x="5.319cm" svg:y="7.522cm" chart:style-name="ch6">
              <text:p>Date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5.39cm" chart:style-name="ch8">
              <text:p>Story Point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line">
            <chart:data-point chart:repeated="4"/>
          </chart:series>
          <chart:series chart:style-name="ch11" chart:values-cell-range-address="local-table.$C$2:.$C$5" chart:label-cell-address="local-table.$C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ed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float" office:value="41915">
                <text:p>41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